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Black"/>
    </style:style>
    <style:style style:name="P2" style:family="paragraph" style:parent-style-name="Standard">
      <style:text-properties style:font-name="Inter" fo:font-size="10.5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fo:letter-spacing="normal"/>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style:font-name="Inter" fo:font-size="12pt" fo:letter-spacing="normal" fo:font-weight="normal"/>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1"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2"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3"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4"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5"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6"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7"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8" style:family="paragraph" style:parent-style-name="Text_20_body" style:list-style-name="L1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9"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0"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1" style:family="paragraph" style:parent-style-name="Text_20_body" style:list-style-name="L1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2"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3" style:family="paragraph" style:parent-style-name="Text_20_body" style:list-style-name="L1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4" style:family="paragraph" style:parent-style-name="Text_20_body" style:list-style-name="L17">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5" style:family="paragraph" style:parent-style-name="Text_20_body" style:list-style-name="L1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6" style:family="paragraph" style:parent-style-name="Text_20_body" style:list-style-name="L1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7" style:family="paragraph" style:parent-style-name="Text_20_body" style:list-style-name="L2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8"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29"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0"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1"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2"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3"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4"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5"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6" style:family="paragraph" style:parent-style-name="Text_20_body" style:list-style-name="L1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7" style:family="paragraph" style:parent-style-name="Text_20_body" style:list-style-name="L1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8" style:family="paragraph" style:parent-style-name="Text_20_body" style:list-style-name="L2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fo:background-color="#ffff00"/>
    </style:style>
    <style:style style:name="P39"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40" style:family="paragraph" style:parent-style-name="Text_20_body">
      <style:paragraph-properties fo:margin-left="0cm" fo:margin-right="0cm" fo:margin-top="0.265cm" fo:margin-bottom="0cm" fo:text-indent="0cm" style:auto-text-indent="false" fo:padding="0cm" fo:border="none"/>
      <style:text-properties style:font-name="Inter" fo:font-size="10.5pt"/>
    </style:style>
    <style:style style:name="T1" style:family="text">
      <style:text-properties style:font-name="Inter" fo:font-size="10.5pt" fo:letter-spacing="normal" fo:font-weight="normal"/>
    </style:style>
    <style:style style:name="T2" style:family="text">
      <style:text-properties style:font-name="Inter" fo:font-size="12pt" fo:letter-spacing="normal" fo:font-weight="normal"/>
    </style:style>
    <style:style style:name="T3"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4422">
        <text:p text:style-name="P4"><text:span text:style-name="Strong_20_Emphasis"><text:span text:style-name="T2">Case:</text:span></text:span></text:p>
        <text:p text:style-name="P4"><text:span text:style-name="T2">A user is complaining that his computer has been acting weird for the last few hours. He said that it is now working more slowly than usual. According to him, he had been accessing the e-book website he always uses, and the final PDF he downloaded was </text:span><text:span text:style-name="Emphasis"><text:span text:style-name="T2">AliceInWonderland.pdf</text:span></text:span></text:p>
        <text:p text:style-name="P5"> </text:p>
        <text:p text:style-name="P6">You’ve been called in to investigate and find the cause of the slowdown on his computer.</text:p>
        <text:p text:style-name="P5"> </text:p>
        <text:p text:style-name="P6">After locating the suspicious file downloaded by the user, let’s start analyzing it.</text:p>
        <text:p text:style-name="P6">The first step will be static analysis. Use the tools located in the “Static Analysis” folder on the desktop to find the answers to the following questions:</text:p>
        <text:p text:style-name="P5"> </text:p>
        <text:p text:style-name="P7">The downloaded file portrays itself as a PDF file. Use pestudio to verify this.</text:p>
        <text:p text:style-name="P4"><text:span text:style-name="Strong_20_Emphasis"><text:span text:style-name="T1">What is the file type?</text:span></text:span></text:p>
        <text:list xml:id="list8889474877568276628" text:style-name="L1">
          <text:list-item>
            <text:p text:style-name="P8">portable-document-format</text:p>
          </text:list-item>
          <text:list-item>
            <text:p text:style-name="P28">executable</text:p>
          </text:list-item>
          <text:list-item>
            <text:p text:style-name="P8">screen-saver</text:p>
          </text:list-item>
          <text:list-item>
            <text:p text:style-name="P8">dynamic-link-library</text:p>
          </text:list-item>
        </text:list>
        <text:p text:style-name="P39">Score: 2.30</text:p>
      </text:section>
      <text:section text:style-name="Sect1" text:name="4432">
        <text:p text:style-name="P3">2)</text:p>
        <text:p text:style-name="P4"><text:span text:style-name="Strong_20_Emphasis"><text:span text:style-name="T1">What is the date and time of the compiler-stamp?</text:span></text:span></text:p>
        <text:list xml:id="list8197700183595669858" text:style-name="L2">
          <text:list-item>
            <text:p text:style-name="P9">Dec 8 2021 12:59:32</text:p>
          </text:list-item>
          <text:list-item>
            <text:p text:style-name="P9">Jan 23 2021 11:42:52</text:p>
          </text:list-item>
          <text:list-item>
            <text:p text:style-name="P9">Aug 4 2020 08:08:00</text:p>
          </text:list-item>
          <text:list-item>
            <text:p text:style-name="P29">Nov 18 2020 08:53:29</text:p>
          </text:list-item>
        </text:list>
        <text:p text:style-name="P39">Score: 2.30</text:p>
      </text:section>
      <text:section text:style-name="Sect1" text:name="4423">
        <text:p text:style-name="P3">3)</text:p>
        <text:p text:style-name="P4"><text:span text:style-name="Strong_20_Emphasis"><text:span text:style-name="T1">What is the name of the assembly Identity?</text:span></text:span></text:p>
        <text:p text:style-name="P7">Look for the malware’s manifest</text:p>
        <text:list xml:id="list6996728734155854167" text:style-name="L3">
          <text:list-item>
            <text:p text:style-name="P10">AliceInWonderland</text:p>
          </text:list-item>
          <text:list-item>
            <text:p text:style-name="P10">advanced_malware</text:p>
          </text:list-item>
          <text:list-item>
            <text:p text:style-name="P10">pdf_malware</text:p>
          </text:list-item>
          <text:list-item>
            <text:p text:style-name="P30">key_malware</text:p>
          </text:list-item>
        </text:list>
        <text:p text:style-name="P39">Score: 2.30</text:p>
      </text:section>
      <text:section text:style-name="Sect1" text:name="4424">
        <text:p text:style-name="P3">4)</text:p>
        <text:p text:style-name="P4"><text:span text:style-name="Strong_20_Emphasis"><text:span text:style-name="T1">Using ExeinfoPE, identify the compiler (and version) used to compile this malware.</text:span></text:span></text:p>
        <text:list xml:id="list5574554518995858672" text:style-name="L4">
          <text:list-item>
            <text:p text:style-name="P11">GCC 2.7</text:p>
          </text:list-item>
          <text:list-item>
            <text:p text:style-name="P11">PyInstaller 4.6</text:p>
          </text:list-item>
          <text:list-item>
            <text:p text:style-name="P31">PyInstaller 3.6</text:p>
          </text:list-item>
          <text:list-item>
            <text:p text:style-name="P11"><text:soft-page-break/>GCC 2.1</text:p>
          </text:list-item>
        </text:list>
        <text:p text:style-name="P39">Score: 2.31</text:p>
      </text:section>
      <text:section text:style-name="Sect1" text:name="4425">
        <text:p text:style-name="P3">5)</text:p>
        <text:p text:style-name="P6">After gathering the relevant information from the static analysis, let’s move on to the dynamic analysis.</text:p>
        <text:p text:style-name="P6">Before executing the malware, open Procmon and add a filter that will display all operations that will be created by the suspicious process.</text:p>
        <text:p text:style-name="P4"><text:span text:style-name="Strong_20_Emphasis"><text:span text:style-name="T2">Make sure that you enter the correct process name in your filter!</text:span></text:span></text:p>
        <text:p text:style-name="P6">After doing so, double-click the malware to execute it.</text:p>
        <text:p text:style-name="P5"> </text:p>
        <text:p text:style-name="P4"><text:span text:style-name="Strong_20_Emphasis"><text:span text:style-name="T1">Which technique is NOT used by the malware to hide its actions?</text:span></text:span></text:p>
        <text:list xml:id="list8664635558375332285" text:style-name="L5">
          <text:list-item>
            <text:p text:style-name="P12">Loading a legitimate PDF to the screen</text:p>
          </text:list-item>
          <text:list-item>
            <text:p text:style-name="P12">Changing its default icon to a PDF icon</text:p>
          </text:list-item>
          <text:list-item>
            <text:p text:style-name="P32">Removing itself after being executed</text:p>
          </text:list-item>
          <text:list-item>
            <text:p text:style-name="P12">Running in the background</text:p>
          </text:list-item>
          <text:list-item>
            <text:p text:style-name="P12">Adding .pdf to the filename</text:p>
          </text:list-item>
          <text:list-item>
            <text:p text:style-name="P12"/>
          </text:list-item>
        </text:list>
      </text:section>
      <text:section text:style-name="Sect1" text:name="4426">
        <text:p text:style-name="P3">6)</text:p>
        <text:p text:style-name="P4"><text:span text:style-name="Strong_20_Emphasis"><text:span text:style-name="T1">The malware is listening on port 4444.</text:span></text:span></text:p>
        <text:list xml:id="list2337655180490928451" text:style-name="L7">
          <text:list-item>
            <text:p text:style-name="P14">True</text:p>
          </text:list-item>
          <text:list-item>
            <text:p text:style-name="P14"><text:span text:style-name="T3">False</text:span></text:p>
          </text:list-item>
          <text:list-item>
            <text:p text:style-name="P14"><text:span text:style-name="T3"/></text:p>
          </text:list-item>
        </text:list>
      </text:section>
      <text:section text:style-name="Sect1" text:name="4427">
        <text:p text:style-name="P3">7)</text:p>
        <text:p text:style-name="P7">The malware is persistent. Use the relevant tool and investigate the malware’s persistence.</text:p>
        <text:p text:style-name="P4"><text:span text:style-name="Strong_20_Emphasis"><text:span text:style-name="T1">In which category (tab) did the malware register itself to be executed in the next login to the computer?</text:span></text:span></text:p>
        <text:list xml:id="list3518495217066885714" text:style-name="L9">
          <text:list-item>
            <text:p text:style-name="P33">Scheduled Tasks</text:p>
          </text:list-item>
          <text:list-item>
            <text:p text:style-name="P16">Office</text:p>
          </text:list-item>
          <text:list-item>
            <text:p text:style-name="P16">Drivers</text:p>
          </text:list-item>
          <text:list-item>
            <text:p text:style-name="P16">Logon</text:p>
          </text:list-item>
        </text:list>
        <text:p text:style-name="P39">Score: 2.31</text:p>
      </text:section>
      <text:section text:style-name="Sect1" text:name="4433">
        <text:p text:style-name="P3">8)</text:p>
        <text:p text:style-name="P4"><text:span text:style-name="Strong_20_Emphasis"><text:span text:style-name="T1">What is the name of the persistence instance recorded by the malware?</text:span></text:span></text:p>
        <text:list xml:id="list1104115969537759009" text:style-name="L10">
          <text:list-item>
            <text:p text:style-name="P34">General system cleanup</text:p>
          </text:list-item>
          <text:list-item>
            <text:p text:style-name="P17">System err print</text:p>
          </text:list-item>
          <text:list-item>
            <text:p text:style-name="P34">Process request</text:p>
          </text:list-item>
          <text:list-item>
            <text:p text:style-name="P17">Update table stats</text:p>
          </text:list-item>
          <text:list-item>
            <text:p text:style-name="P17"/>
          </text:list-item>
        </text:list>
      </text:section>
      <text:section text:style-name="Sect1" text:name="4434">
        <text:p text:style-name="P3">9)</text:p>
        <text:p text:style-name="P7">Filter for the WriteFile operation in Procmon to find suspicious text files that the malware has been writing.</text:p>
        <text:p text:style-name="P4"><text:span text:style-name="Strong_20_Emphasis"><text:span text:style-name="T1">What is the full path of the folder where the files are being created?</text:span></text:span></text:p>
        <text:list xml:id="list478656865584846813" text:style-name="L12">
          <text:list-item>
            <text:p text:style-name="P19">C:\Program Files (x86)\WindowsPowerShell</text:p>
          </text:list-item>
          <text:list-item>
            <text:p text:style-name="P35"><text:soft-page-break/>C:\Temp\Secret</text:p>
          </text:list-item>
          <text:list-item>
            <text:p text:style-name="P19">C:\Temp\Downloads</text:p>
          </text:list-item>
          <text:list-item>
            <text:p text:style-name="P19">C:\Users\Administrator</text:p>
          </text:list-item>
          <text:list-item>
            <text:p text:style-name="P19"/>
          </text:list-item>
        </text:list>
      </text:section>
      <text:section text:style-name="Sect1" text:name="4428">
        <text:p text:style-name="P3">10)</text:p>
        <text:p text:style-name="P7">Investigate the text files you found in that folder.</text:p>
        <text:p text:style-name="P4"><text:span text:style-name="Strong_20_Emphasis"><text:span text:style-name="T1">What type of malware is this?<text:line-break/></text:span></text:span><text:span text:style-name="T1"><text:line-break/></text:span><text:span text:style-name="Emphasis"><text:span text:style-name="T1">(Hint: Try to understand what these text files contain)</text:span></text:span></text:p>
        <text:list xml:id="list8811157960917996789" text:style-name="L14">
          <text:list-item>
            <text:p text:style-name="P21">Dropper</text:p>
          </text:list-item>
          <text:list-item>
            <text:p text:style-name="P21">Worm</text:p>
          </text:list-item>
          <text:list-item>
            <text:p text:style-name="P21">Trojan</text:p>
          </text:list-item>
          <text:list-item>
            <text:p text:style-name="P21"><text:span text:style-name="T3">Keylogger</text:span></text:p>
          </text:list-item>
          <text:list-item>
            <text:p text:style-name="P21"><text:span text:style-name="T3"/></text:p>
          </text:list-item>
        </text:list>
      </text:section>
      <text:section text:style-name="Sect1" text:name="4435">
        <text:p text:style-name="P3">11)</text:p>
        <text:p text:style-name="P7">The malware is trying to access a suspicious registry key every 10 seconds.</text:p>
        <text:p text:style-name="P4"><text:span text:style-name="Strong_20_Emphasis"><text:span text:style-name="T1">What is the full path of that registry key?</text:span></text:span></text:p>
        <text:p text:style-name="P5"> </text:p>
        <text:p text:style-name="P4"><text:span text:style-name="Emphasis"><text:span text:style-name="T1">(Hint: You will need to remove the filter you set in Question 10)</text:span></text:span></text:p>
        <text:list xml:id="list8312321839637875552" text:style-name="L16">
          <text:list-item>
            <text:p text:style-name="P36">HKLM\SOFTWARE\Microsoft\KillSwitch</text:p>
          </text:list-item>
          <text:list-item>
            <text:p text:style-name="P23">HKLM\System\CurrentControlSet\Services</text:p>
          </text:list-item>
          <text:list-item>
            <text:p text:style-name="P23">HKU\.DEFAULT\Software\Policies\Microsoft\Control Panel\Desktop</text:p>
          </text:list-item>
          <text:list-item>
            <text:p text:style-name="P23">HKEY_LOCAL_MACHINE\Software\Classes\CLSID</text:p>
          </text:list-item>
          <text:list-item>
            <text:p text:style-name="P23"/>
          </text:list-item>
        </text:list>
      </text:section>
      <text:section text:style-name="Sect1" text:name="4429">
        <text:p text:style-name="P3">12)</text:p>
        <text:p text:style-name="P7">As the name of the registry key might imply, this is a significant feature of the malware.</text:p>
        <text:p text:style-name="P4"><text:span text:style-name="Strong_20_Emphasis"><text:span text:style-name="T1">What does this feature do?</text:span></text:span></text:p>
        <text:list xml:id="list3915388457605117909" text:style-name="L18">
          <text:list-item>
            <text:p text:style-name="P25">None of the above</text:p>
          </text:list-item>
          <text:list-item>
            <text:p text:style-name="P25">Records all keystrokes and stores them in a file.</text:p>
          </text:list-item>
          <text:list-item>
            <text:p text:style-name="P37">Terminates the malware</text:p>
          </text:list-item>
          <text:list-item>
            <text:p text:style-name="P25">Logs the user out of his own computer</text:p>
          </text:list-item>
          <text:list-item>
            <text:p text:style-name="P25">Exfiltrates sensitive information to a remote server</text:p>
          </text:list-item>
          <text:list-item>
            <text:p text:style-name="P25"/>
          </text:list-item>
        </text:list>
      </text:section>
      <text:section text:style-name="Sect1" text:name="4430">
        <text:p text:style-name="P3">13)</text:p>
        <text:p text:style-name="P7">Try deleting this registry key and inspect using Procexp the effects on the malware.</text:p>
        <text:p text:style-name="P4"><text:span text:style-name="Strong_20_Emphasis"><text:span text:style-name="T1">What happened?</text:span></text:span></text:p>
        <text:list xml:id="list1758765178119644678" text:style-name="L20">
          <text:list-item>
            <text:p text:style-name="P27">New malware has been launched under the original malware</text:p>
          </text:list-item>
          <text:list-item>
            <text:p text:style-name="P27">The malware has established a connection to a remote server</text:p>
          </text:list-item>
          <text:list-item>
            <text:p text:style-name="P27">The malware has cloned itself</text:p>
          </text:list-item>
          <text:list-item>
            <text:p text:style-name="P38">The malware has been terminated</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77cm" fo:margin-left="0.82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19S</meta:editing-duration>
    <meta:editing-cycles>3</meta:editing-cycles>
    <meta:generator>OpenOffice/4.1.14$Win32 OpenOffice.org_project/4114m1$Build-9811</meta:generator>
    <dc:date>2024-01-11T14:55:14.75</dc:date>
    <meta:document-statistic meta:table-count="0" meta:image-count="0" meta:object-count="0" meta:page-count="3" meta:paragraph-count="106" meta:word-count="639" meta:character-count="3665"/>
    <dc:creator>kaos sevdalisi</dc:creator>
    <meta:user-defined meta:name="Info 1"/>
    <meta:user-defined meta:name="Info 2"/>
    <meta:user-defined meta:name="Info 3"/>
    <meta:user-defined meta:name="Info 4"/>
  </office:meta>
</office:document-meta>
</file>